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kcja Generatora haseł</text:p>
      <text:p text:style-name="P2"/>
      <text:p text:style-name="P2">Kliknij w plik START.bat</text:p>
      <text:p text:style-name="P2">Poczekaj aż Generator haseł się załaduje</text:p>
      <text:p text:style-name="P2">I generuj hasła ile chcesz</text:p>
      <text:p text:style-name="P2"/>
      <text:p text:style-name="P2">Nazwa do loginu to Krystian</text:p>
      <text:p text:style-name="P2">a hasło 235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S</meta:editing-duration>
    <meta:editing-cycles>3</meta:editing-cycles>
    <meta:generator>OpenOffice/4.1.7$Win32 OpenOffice.org_project/417m1$Build-9800</meta:generator>
    <dc:date>2020-11-02T16:57:19.07</dc:date>
    <meta:document-statistic meta:table-count="0" meta:image-count="0" meta:object-count="0" meta:page-count="1" meta:paragraph-count="6" meta:word-count="26" meta:character-count="156"/>
    <dc:creator>kris gor</dc:creator>
    <meta:user-defined meta:name="Info 1"/>
    <meta:user-defined meta:name="Info 2"/>
    <meta:user-defined meta:name="Info 3"/>
    <meta:user-defined meta:name="Info 4"/>
  </office:meta>
</office:document-meta>
</file>